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style:font-weight-complex="bold" fo:color="#FFFFFF" fo:font-size="26pt" style:font-size-asian="26pt" style:font-size-complex="26pt" fo:background-color="#800000"/>
    </style:style>
    <style:style style:name="T3" style:parent-style-name="Policepardéfaut" style:family="text">
      <style:text-properties fo:font-weight="bold" style:font-weight-asian="bold" style:font-weight-complex="bold" fo:color="#860000" fo:font-size="26pt" style:font-size-asian="26pt" style:font-size-complex="26pt" fo:background-color="#800000"/>
    </style:style>
    <style:style style:name="P4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5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6" style:parent-style-name="Paragraphedeliste" style:list-style-name="LFO1" style:family="paragraph">
      <style:text-properties fo:font-weight="bold" style:font-weight-asian="bold" style:font-weight-complex="bold" fo:color="#991B1B" fo:font-size="14pt" style:font-size-asian="14pt" style:font-size-complex="14pt"/>
    </style:style>
    <style:style style:name="P7" style:parent-style-name="Paragraphedeliste" style:list-style-name="LFO2" style:family="paragraph"/>
    <style:style style:name="P8" style:parent-style-name="Paragraphedeliste" style:list-style-name="LFO1" style:family="paragraph">
      <style:text-properties fo:font-weight="bold" style:font-weight-asian="bold" style:font-weight-complex="bold" fo:color="#991B1B" fo:font-size="14pt" style:font-size-asian="14pt" style:font-size-complex="14pt"/>
    </style:style>
    <style:style style:name="P9" style:parent-style-name="Paragraphedeliste" style:list-style-name="LFO2" style:family="paragraph"/>
    <style:style style:name="P10" style:parent-style-name="Paragraphedeliste" style:list-style-name="LFO1" style:family="paragraph">
      <style:text-properties fo:font-weight="bold" style:font-weight-asian="bold" style:font-weight-complex="bold" fo:color="#991B1B" fo:font-size="14pt" style:font-size-asian="14pt" style:font-size-complex="14pt"/>
    </style:style>
    <style:style style:name="P11" style:parent-style-name="Paragraphedeliste" style:list-style-name="LFO2" style:family="paragraph"/>
    <style:style style:name="P12" style:parent-style-name="Paragraphedeliste" style:list-style-name="LFO1" style:family="paragraph">
      <style:text-properties fo:font-weight="bold" style:font-weight-asian="bold" style:font-weight-complex="bold" fo:color="#991B1B" fo:font-size="14pt" style:font-size-asian="14pt" style:font-size-complex="14pt"/>
    </style:style>
    <style:style style:name="P13" style:parent-style-name="Paragraphedeliste" style:list-style-name="LFO2" style:family="paragraph"/>
    <style:style style:name="P14" style:parent-style-name="Paragraphedeliste" style:list-style-name="LFO1" style:family="paragraph">
      <style:text-properties fo:font-weight="bold" style:font-weight-asian="bold" style:font-weight-complex="bold" fo:color="#991B1B" fo:font-size="14pt" style:font-size-asian="14pt" style:font-size-complex="14pt"/>
    </style:style>
    <style:style style:name="P15" style:parent-style-name="Paragraphedeliste" style:list-style-name="LFO2" style:family="paragraph"/>
    <style:style style:name="P16" style:parent-style-name="Paragraphedeliste" style:list-style-name="LFO1" style:family="paragraph">
      <style:text-properties fo:font-weight="bold" style:font-weight-asian="bold" style:font-weight-complex="bold" fo:color="#991B1B" fo:font-size="14pt" style:font-size-asian="14pt" style:font-size-complex="14pt"/>
    </style:style>
    <style:style style:name="P17" style:parent-style-name="Paragraphedeliste" style:list-style-name="LFO2" style:family="paragraph"/>
    <style:style style:name="P18" style:parent-style-name="Paragraphedeliste" style:list-style-name="LFO1" style:family="paragraph">
      <style:text-properties fo:font-weight="bold" style:font-weight-asian="bold" style:font-weight-complex="bold" fo:color="#991B1B" fo:font-size="14pt" style:font-size-asian="14pt" style:font-size-complex="14pt"/>
    </style:style>
    <style:style style:name="P19" style:parent-style-name="Paragraphedeliste" style:list-style-name="LFO2" style:family="paragraph"/>
    <style:style style:name="P20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21" style:parent-style-name="Paragraphedeliste" style:list-style-name="LFO3" style:family="paragraph">
      <style:text-properties fo:font-weight="bold" style:font-weight-asian="bold" style:font-weight-complex="bold" fo:color="#991B1B" fo:font-size="14pt" style:font-size-asian="14pt" style:font-size-complex="14pt"/>
    </style:style>
    <style:style style:name="P22" style:parent-style-name="Paragraphedeliste" style:list-style-name="LFO3" style:family="paragraph">
      <style:text-properties fo:font-weight="bold" style:font-weight-asian="bold" style:font-weight-complex="bold" fo:color="#991B1B" fo:font-size="14pt" style:font-size-asian="14pt" style:font-size-complex="14pt"/>
    </style:style>
    <style:style style:name="P23" style:parent-style-name="Paragraphedeliste" style:list-style-name="LFO2" style:family="paragraph"/>
    <style:style style:name="P24" style:parent-style-name="Paragraphedeliste" style:list-style-name="LFO2" style:family="paragraph"/>
    <style:style style:name="P25" style:parent-style-name="Paragraphedeliste" style:list-style-name="LFO3" style:family="paragraph">
      <style:text-properties fo:font-weight="bold" style:font-weight-asian="bold" style:font-weight-complex="bold" fo:color="#991B1B" fo:font-size="14pt" style:font-size-asian="14pt" style:font-size-complex="14pt"/>
    </style:style>
    <style:style style:name="P26" style:parent-style-name="Paragraphedeliste" style:list-style-name="LFO3" style:family="paragraph">
      <style:text-properties fo:font-weight="bold" style:font-weight-asian="bold" style:font-weight-complex="bold" fo:color="#991B1B" fo:font-size="14pt" style:font-size-asian="14pt" style:font-size-complex="14pt"/>
    </style:style>
    <style:style style:name="P27" style:parent-style-name="Paragraphedeliste" style:list-style-name="LFO2" style:family="paragraph"/>
    <style:style style:name="P28" style:parent-style-name="Paragraphedeliste" style:list-style-name="LFO2" style:family="paragraph"/>
    <style:style style:name="P29" style:parent-style-name="Paragraphedeliste" style:list-style-name="LFO3" style:family="paragraph">
      <style:text-properties fo:font-weight="bold" style:font-weight-asian="bold" style:font-weight-complex="bold" fo:color="#991B1B" fo:font-size="14pt" style:font-size-asian="14pt" style:font-size-complex="14pt"/>
    </style:style>
    <style:style style:name="P30" style:parent-style-name="Paragraphedeliste" style:list-style-name="LFO3" style:family="paragraph">
      <style:text-properties fo:font-weight="bold" style:font-weight-asian="bold" style:font-weight-complex="bold" fo:color="#991B1B" fo:font-size="14pt" style:font-size-asian="14pt" style:font-size-complex="14pt"/>
    </style:style>
    <style:style style:name="P31" style:parent-style-name="Paragraphedeliste" style:list-style-name="LFO2" style:family="paragraph"/>
    <style:style style:name="P32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33" style:parent-style-name="Paragraphedeliste" style:list-style-name="LFO4" style:family="paragraph">
      <style:text-properties fo:font-weight="bold" style:font-weight-asian="bold" style:font-weight-complex="bold" fo:color="#991B1B" fo:font-size="14pt" style:font-size-asian="14pt" style:font-size-complex="14pt"/>
    </style:style>
    <style:style style:name="P34" style:parent-style-name="Paragraphedeliste" style:list-style-name="LFO4" style:family="paragraph">
      <style:text-properties fo:font-weight="bold" style:font-weight-asian="bold" style:font-weight-complex="bold" fo:color="#991B1B" fo:font-size="14pt" style:font-size-asian="14pt" style:font-size-complex="14pt"/>
    </style:style>
    <style:style style:name="P35" style:parent-style-name="Paragraphedeliste" style:list-style-name="LFO2" style:family="paragraph"/>
    <style:style style:name="P36" style:parent-style-name="Paragraphedeliste" style:list-style-name="LFO4" style:family="paragraph">
      <style:text-properties fo:font-weight="bold" style:font-weight-asian="bold" style:font-weight-complex="bold" fo:color="#991B1B" fo:font-size="14pt" style:font-size-asian="14pt" style:font-size-complex="14pt"/>
    </style:style>
    <style:style style:name="P37" style:parent-style-name="Paragraphedeliste" style:list-style-name="LFO2" style:family="paragraph"/>
    <style:style style:name="P38" style:parent-style-name="Paragraphedeliste" style:list-style-name="LFO4" style:family="paragraph">
      <style:text-properties fo:font-weight="bold" style:font-weight-asian="bold" style:font-weight-complex="bold" fo:color="#991B1B" fo:font-size="14pt" style:font-size-asian="14pt" style:font-size-complex="14pt"/>
    </style:style>
    <style:style style:name="P39" style:parent-style-name="Paragraphedeliste" style:list-style-name="LFO2" style:family="paragraph"/>
    <style:style style:name="P40" style:parent-style-name="Paragraphedeliste" style:list-style-name="LFO4" style:family="paragraph">
      <style:text-properties fo:font-weight="bold" style:font-weight-asian="bold" style:font-weight-complex="bold" fo:color="#991B1B" fo:font-size="14pt" style:font-size-asian="14pt" style:font-size-complex="14pt"/>
    </style:style>
    <style:style style:name="P41" style:parent-style-name="Paragraphedeliste" style:list-style-name="LFO2" style:family="paragraph"/>
    <style:style style:name="P42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43" style:parent-style-name="Paragraphedeliste" style:list-style-name="LFO4" style:family="paragraph">
      <style:text-properties fo:font-weight="bold" style:font-weight-asian="bold" style:font-weight-complex="bold" fo:color="#991B1B" fo:font-size="14pt" style:font-size-asian="14pt" style:font-size-complex="14pt"/>
    </style:style>
    <style:style style:name="P44" style:parent-style-name="Paragraphedeliste" style:list-style-name="LFO4" style:family="paragraph">
      <style:text-properties fo:font-weight="bold" style:font-weight-asian="bold" style:font-weight-complex="bold" fo:color="#991B1B" fo:font-size="14pt" style:font-size-asian="14pt" style:font-size-complex="14pt"/>
    </style:style>
    <style:style style:name="P45" style:parent-style-name="Paragraphedeliste" style:list-style-name="LFO2" style:family="paragraph"/>
    <style:style style:name="P46" style:parent-style-name="Paragraphedeliste" style:list-style-name="LFO4" style:family="paragraph">
      <style:text-properties fo:font-weight="bold" style:font-weight-asian="bold" style:font-weight-complex="bold" fo:color="#991B1B" fo:font-size="14pt" style:font-size-asian="14pt" style:font-size-complex="14pt"/>
    </style:style>
    <style:style style:name="P47" style:parent-style-name="Paragraphedeliste" style:list-style-name="LFO2" style:family="paragraph"/>
    <style:style style:name="P48" style:parent-style-name="Paragraphedeliste" style:list-style-name="LFO4" style:family="paragraph">
      <style:text-properties fo:font-weight="bold" style:font-weight-asian="bold" style:font-weight-complex="bold" fo:color="#991B1B" fo:font-size="14pt" style:font-size-asian="14pt" style:font-size-complex="14pt"/>
    </style:style>
    <style:style style:name="P49" style:parent-style-name="Paragraphedeliste" style:list-style-name="LFO2" style:family="paragraph"/>
    <style:style style:name="P50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51" style:parent-style-name="Paragraphedeliste" style:list-style-name="LFO5" style:family="paragraph"/>
    <style:style style:name="T52" style:parent-style-name="Policepardéfaut" style:family="text">
      <style:text-properties fo:font-weight="bold" style:font-weight-asian="bold" style:font-weight-complex="bold" fo:color="#991B1B" fo:font-size="14pt" style:font-size-asian="14pt" style:font-size-complex="14pt"/>
    </style:style>
    <style:style style:name="P53" style:parent-style-name="Paragraphedeliste" style:list-style-name="LFO5" style:family="paragraph">
      <style:text-properties fo:font-weight="bold" style:font-weight-asian="bold" style:font-weight-complex="bold" fo:color="#991B1B" fo:font-size="14pt" style:font-size-asian="14pt" style:font-size-complex="14pt"/>
    </style:style>
    <style:style style:name="P54" style:parent-style-name="Paragraphedeliste" style:list-style-name="LFO2" style:family="paragraph"/>
    <style:style style:name="P55" style:parent-style-name="Paragraphedeliste" style:list-style-name="LFO5" style:family="paragraph">
      <style:text-properties fo:font-weight="bold" style:font-weight-asian="bold" style:font-weight-complex="bold" fo:color="#991B1B" fo:font-size="14pt" style:font-size-asian="14pt" style:font-size-complex="14pt"/>
    </style:style>
    <style:style style:name="P56" style:parent-style-name="Paragraphedeliste" style:list-style-name="LFO2" style:family="paragraph"/>
    <style:style style:name="P57" style:parent-style-name="Paragraphedeliste" style:list-style-name="LFO5" style:family="paragraph">
      <style:text-properties fo:font-weight="bold" style:font-weight-asian="bold" style:font-weight-complex="bold" fo:color="#991B1B" fo:font-size="14pt" style:font-size-asian="14pt" style:font-size-complex="14pt"/>
    </style:style>
    <style:style style:name="P58" style:parent-style-name="Paragraphedeliste" style:list-style-name="LFO2" style:family="paragraph"/>
    <style:style style:name="P59" style:parent-style-name="Paragraphedeliste" style:list-style-name="LFO5" style:family="paragraph">
      <style:text-properties fo:font-weight="bold" style:font-weight-asian="bold" style:font-weight-complex="bold" fo:color="#991B1B" fo:font-size="14pt" style:font-size-asian="14pt" style:font-size-complex="14pt"/>
    </style:style>
    <style:style style:name="P60" style:parent-style-name="Paragraphedeliste" style:list-style-name="LFO2" style:family="paragraph"/>
  </office:automatic-styles>
  <office:body>
    <office:text text:use-soft-page-breaks="true">
      <text:p text:style-name="P1"><text:span text:style-name="T2"><text:s/>USER STORIES</text:span><text:span text:style-name="T3">.</text:span></text:p>
      <text:p text:style-name="P4"/>
      <text:p text:style-name="P5">CONNECTION</text:p>
      <text:list text:style-name="LFO1" text:continue-numbering="true">
        <text:list-item>
          <text:p text:style-name="P6">En tant qu'utilisateur, je veux accéder au formulaire d'inscription :</text:p>
        </text:list-item>
      </text:list>
      <text:p text:style-name="Normal">Etant donné que j'arrive sur la page de connexion, je vois un formulaire de connexion, deux boutons ("Connection" et " Inscription ") et un<text:s/>lien "Mot de passe oublié ?"</text:p>
      <text:list text:style-name="LFO2" text:continue-numbering="true">
        <text:list-item>
          <text:p text:style-name="P7">Quand je clique sur le bouton "Inscription".</text:p>
        </text:list-item>
      </text:list>
      <text:p text:style-name="Normal">Alors j'arrive sur un second formulaire avec plusieurs champs ("Identifiant", "Mot de passe", "Confirmer mot de passe", "Adresse email", " Je m’inscrit en tant qu'étudiant ", "Je m’inscrit en tant que bénévole", J’accepter les CGU...).</text:p>
      <text:p text:style-name="Normal"/>
      <text:list text:style-name="LFO1" text:continue-numbering="true">
        <text:list-item>
          <text:p text:style-name="P8">En tant qu’étudiant, je veux m'inscrire pour accéder au site :</text:p>
        </text:list-item>
      </text:list>
      <text:p text:style-name="Normal">Etant donné que je suis sur le formulaire d'inscription qui contient plusieurs champs ("Identifiant", "Mot de passe", "Confirmer mot de passe", "Adresse email", " Je m’inscrit en tant qu'étudiant ", "Je m’inscrit en tant que bénévole", J’accepter les CGU...).</text:p>
      <text:list text:style-name="LFO2" text:continue-numbering="true">
        <text:list-item>
          <text:p text:style-name="P9">Quand je remplis correctement ces champs, que je coche la case " Je m’inscrit en tant que étudiant" puis que j'appuie sur le bouton "S’enregistrer" .</text:p>
        </text:list-item>
      </text:list>
      <text:p text:style-name="Normal">Alors je vois sur mon écrans une confirmation de mon inscription et je reçois un mail me confirmant mon inscription sur le service.</text:p>
      <text:p text:style-name="Normal"/>
      <text:list text:style-name="LFO1" text:continue-numbering="true">
        <text:list-item>
          <text:p text:style-name="P10">En tant que bénévole, je veux m'inscrire pour accéder au site :</text:p>
        </text:list-item>
      </text:list>
      <text:p text:style-name="Normal">Etant donné que je suis sur le formulaire d'inscription qui contient plusieurs champs ("Identifiant", "Mot de passe", "Confirmer mot de passe", "Adresse email", " Je m’inscrit en tant qu'étudiant ", "Je m’inscrit en tant que bénévole", J’accepter les CGU...).</text:p>
      <text:list text:style-name="LFO2" text:continue-numbering="true">
        <text:list-item>
          <text:p text:style-name="P11">Quand je remplis correctement ces champs, que je coche la case " Je m’inscrit en tant que bénévole " puis que j'appuie sur le bouton "S’enregistrer" .</text:p>
        </text:list-item>
      </text:list>
      <text:p text:style-name="Normal">Alors je vois sur mon écrans une confirmation de mon inscription et je reçois un email me confirmant mon inscription sur le service dès<text:s/>qu'un administrateur l'aura validé.</text:p>
      <text:p text:style-name="Normal"/>
      <text:list text:style-name="LFO1" text:continue-numbering="true">
        <text:list-item>
          <text:p text:style-name="P12">En tant que qu'utilisateur, je veux me connecter pour accéder au site :</text:p>
        </text:list-item>
      </text:list>
      <text:p text:style-name="Normal">Etant donné que j'arrive sur la page de connexion, je vois un formulaire de connexion, deux boutons ("Connection" et " Inscription ") et un lien "Mot de passe oublié ?"</text:p>
      <text:list text:style-name="LFO2" text:continue-numbering="true">
        <text:list-item>
          <text:p text:style-name="P13">Quand je remplis correctement les deux champs du formulaire ("identifiant" et "mot de passe")</text:p>
        </text:list-item>
      </text:list>
      <text:p text:style-name="Normal">Alors j'arrive sur la page d’accueil (tableau de bord) de l'application, en étant connecté.</text:p>
      <text:p text:style-name="Normal"/>
      <text:list text:style-name="LFO1" text:continue-numbering="true">
        <text:list-item>
          <text:p text:style-name="P14">En tant qu'utilisateur, je veux accéder au formulaire de récupération de mot de passe :</text:p>
        </text:list-item>
      </text:list>
      <text:p text:style-name="Normal">Etant donné que j'arrive sur la page de connexion, je vois un formulaire de connexion, deux boutons ("Connection" et " Inscription ") et un lien "Mot de passe oublié ?"</text:p>
      <text:list text:style-name="LFO2" text:continue-numbering="true">
        <text:list-item>
          <text:p text:style-name="P15">Quand je clique sur le lien "Mot de passe oublié ?"</text:p>
        </text:list-item>
      </text:list>
      <text:p text:style-name="Normal">Alors j'arrive sur un nouveau formulaire avec un champ pour rentrer son adresse email et un bouton "Récupérer le mot de passe".</text:p>
      <text:p text:style-name="Normal"/>
      <text:list text:style-name="LFO1" text:continue-numbering="true">
        <text:list-item>
          <text:p text:style-name="P16">En tant qu'utilisateur, je veux récupérer mon mot de passe pour me connecter :</text:p>
        </text:list-item>
      </text:list>
      <text:p text:style-name="Normal">Etant donné que je suis sur le formulaire<text:s/>de récupération de mot de passe.</text:p>
      <text:list text:style-name="LFO2" text:continue-numbering="true">
        <text:list-item>
          <text:p text:style-name="P17">Quand je remplis correctement le champ email mais pas celui de mon enregistrement et que je clique sur le bouton "Récupérer le mot de passe".</text:p>
        </text:list-item>
      </text:list>
      <text:p text:style-name="Normal">Alors je vois sur mon écran que mon action a bien été prise en compte mais que<text:s/>l’adresse email rentré n’existe pas.</text:p>
      <text:p text:style-name="Normal"/>
      <text:list text:style-name="LFO1" text:continue-numbering="true">
        <text:list-item>
          <text:p text:style-name="P18">En tant qu'utilisateur, je veux récupérer mon mot de passe pour me connecter :</text:p>
        </text:list-item>
      </text:list>
      <text:p text:style-name="Normal">Etant donné que je suis sur le formulaire de récupération de mot de passe.</text:p>
      <text:list text:style-name="LFO2" text:continue-numbering="true">
        <text:list-item>
          <text:p text:style-name="P19">Quand je remplis correctement le champ email et que je clique sur le bouton "Récupérer le mot de passe".</text:p>
        </text:list-item>
      </text:list>
      <text:p text:style-name="Normal">Alors je vois sur mon écran que mon action a bien été prise en compte, et je reçois un email contenant mon mot de passe.</text:p>
      <text:p text:style-name="Normal"/>
      <text:p text:style-name="Normal"/>
      <text:p text:style-name="P20">TABLEAU DE BORD</text:p>
      <text:list text:style-name="LFO3" text:continue-numbering="true">
        <text:list-item>
          <text:p text:style-name="P21">En tant qu'utilisateur, je veux consulter mes tâches :</text:p>
        </text:list-item>
      </text:list>
      <text:p text:style-name="Normal">Etant sur la page d’accueil</text:p>
      <text:p text:style-name="Normal">Alors mes prochaines tâches apparaissent au centre à gauche de l'écran dans la section "Mes tâches"</text:p>
      <text:p text:style-name="Normal"/>
      <text:list text:style-name="LFO3" text:continue-numbering="true">
        <text:list-item>
          <text:p text:style-name="P22">En tant qu’utilisateur, je veux voir toutes mes tâches à réaliser :</text:p>
        </text:list-item>
      </text:list>
      <text:p text:style-name="Normal">Etant sur la page d’accueil</text:p>
      <text:list text:style-name="LFO2" text:continue-numbering="true">
        <text:list-item>
          <text:p text:style-name="P23">Quand je positionne ma sourie dans le cadre<text:s/>contenant "mes tâches" et que j’utilise la mollette de ma sourie</text:p>
        </text:list-item>
      </text:list>
      <text:p text:style-name="Normal">Alors les tâches défilent du bas vers le haut.</text:p>
      <text:list text:style-name="LFO2" text:continue-numbering="true">
        <text:list-item>
          <text:p text:style-name="P24">Quand je clique sur le bouton "Tâches" dans la sidebar.</text:p>
        </text:list-item>
      </text:list>
      <text:p text:style-name="Normal">Alors j’arrive sur la page "Mes tâches" avec toutes mes tâches à réaliser.<text:s/></text:p>
      <text:p text:style-name="Normal"/>
      <text:list text:style-name="LFO3" text:continue-numbering="true">
        <text:list-item>
          <text:p text:style-name="P25">En tant qu'utilisateur, je veux lire mes prochains événements :</text:p>
        </text:list-item>
      </text:list>
      <text:p text:style-name="Normal">Etant sur la page d’accueil</text:p>
      <text:p text:style-name="Normal">Alors les prochains événements apparaissent au centre à droite de l'écran dans la section "Événements à venir"</text:p>
      <text:p text:style-name="Normal"/>
      <text:list text:style-name="LFO3" text:continue-numbering="true">
        <text:list-item>
          <text:p text:style-name="P26">En tant qu'utilisateur, je veux voir tous mes prochains événements :</text:p>
        </text:list-item>
      </text:list>
      <text:p text:style-name="Normal">Etant sur la page d’accueil</text:p>
      <text:list text:style-name="LFO2" text:continue-numbering="true">
        <text:list-item>
          <text:p text:style-name="P27">Quand je positionne ma sourie dans le cadre contenant "Événements à venir" et que j’utilise la mollette de ma sourie</text:p>
        </text:list-item>
      </text:list>
      <text:p text:style-name="Normal">Alors les événements défilent du bas vers le haut.</text:p>
      <text:list text:style-name="LFO2" text:continue-numbering="true">
        <text:list-item>
          <text:p text:style-name="P28">Quand je clique sur le bouton "Calendrier" dans la sidebar.</text:p>
        </text:list-item>
      </text:list>
      <text:p text:style-name="Normal">Alors j'arrive sur la page "Mon calendrier" avec tous les événements auxquels je participe</text:p>
      <text:p text:style-name="Normal"/>
      <text:list text:style-name="LFO3" text:continue-numbering="true">
        <text:list-item>
          <text:p text:style-name="P29">En tant qu'utilisateur, je veux savoir combien j'ai de message non lu :</text:p>
        </text:list-item>
      </text:list>
      <text:p text:style-name="Normal">Etant sur la page d’accueil</text:p>
      <text:p text:style-name="Normal">Alors le nombre de message non-lus ainsi qu’un extrait du<text:s/>dernier message apparait au-dessus du contenu "Mes Tâches", ou dans la sidebar sur le coin de l’icône "Messagerie" sous la forme d'une bulle</text:p>
      <text:p text:style-name="Normal"/>
      <text:list text:style-name="LFO3" text:continue-numbering="true">
        <text:list-item>
          <text:p text:style-name="P30">En tant qu'utilisateur, je veux voir tous mes messages :</text:p>
        </text:list-item>
      </text:list>
      <text:p text:style-name="Normal">Etant sur la page d’accueil</text:p>
      <text:list text:style-name="LFO2" text:continue-numbering="true">
        <text:list-item>
          <text:p text:style-name="P31">Quand je clique sur le bouton<text:s/>"Messagerie" dans la sidebar.</text:p>
        </text:list-item>
      </text:list>
      <text:p text:style-name="Normal">Alors j'arrive sur la page "Ma Messagerie" avec toutes mes tchats</text:p>
      <text:p text:style-name="Normal"/>
      <text:p text:style-name="Normal"/>
      <text:p text:style-name="P32">GESTIONNAIRE DE TÂCHES</text:p>
      <text:list text:style-name="LFO4" text:continue-numbering="true">
        <text:list-item>
          <text:p text:style-name="P33">En tant qu'utilisateur, je veux voir toutes tâches :</text:p>
        </text:list-item>
      </text:list>
      <text:p text:style-name="Normal">Etant sur la page mes tâches</text:p>
      <text:p text:style-name="Normal">Alors toutes mes tâches s'affichent, trier en<text:s/>deux catégories "tâches urgentes" et "tâches à réaliser"</text:p>
      <text:p text:style-name="Normal"/>
      <text:list text:style-name="LFO4" text:continue-numbering="true">
        <text:list-item>
          <text:p text:style-name="P34">En tant que bénévole, je veux voir les tâches d'un élève :</text:p>
        </text:list-item>
      </text:list>
      <text:p text:style-name="Normal">Etant sur la page mes tâches</text:p>
      <text:list text:style-name="LFO2" text:continue-numbering="true">
        <text:list-item>
          <text:p text:style-name="P35">Quand je clique sur le champ "utilisateur" une liste de mes élèves déroule et sélectionne l'élève voulu.</text:p>
        </text:list-item>
      </text:list>
      <text:p text:style-name="Normal">Alors mes deux catégories "tâches urgentes" et "tâches à réaliser" s'actualise pour afficher celle de l'élève.</text:p>
      <text:p text:style-name="Normal"/>
      <text:list text:style-name="LFO4" text:continue-numbering="true">
        <text:list-item>
          <text:p text:style-name="P36">En tant qu'utilisateur, je veux créer une tâche :</text:p>
        </text:list-item>
      </text:list>
      <text:p text:style-name="Normal">Etant sur la page mes tâches</text:p>
      <text:list text:style-name="LFO2" text:continue-numbering="true">
        <text:list-item>
          <text:p text:style-name="P37">Quand je clique sur le bouton "Ajouter une tâche"</text:p>
        </text:list-item>
      </text:list>
      <text:p text:style-name="Normal">Alors une modale s'ouvre avec le formulaire de création de tâche</text:p>
      <text:p text:style-name="Normal"/>
      <text:list text:style-name="LFO4" text:continue-numbering="true">
        <text:list-item>
          <text:p text:style-name="P38">En tant que bénévole, je veux créer une tâche pour des étudiants :</text:p>
        </text:list-item>
      </text:list>
      <text:p text:style-name="Normal">Etant sur la modale formulaire de création de tâche</text:p>
      <text:list text:style-name="LFO2" text:continue-numbering="true">
        <text:list-item>
          <text:p text:style-name="P39">Quand je remplis le formulaire correctement, je sélectionne dans le champ "utilisateur" le nom de ou des étudiants voulu et que je clique sur le bouton "Ajouter tâche"</text:p>
        </text:list-item>
      </text:list>
      <text:p text:style-name="Normal">Alors la modale se ferme, et la nouvelle tâche apparait sur la page tâche des élèves concernés</text:p>
      <text:p text:style-name="Normal"/>
      <text:list text:style-name="LFO4" text:continue-numbering="true">
        <text:list-item>
          <text:p text:style-name="P40">En tant qu'utilisateur, je veux supprimer une tâche :</text:p>
        </text:list-item>
      </text:list>
      <text:p text:style-name="Normal">Etant sur la page tâches</text:p>
      <text:list text:style-name="LFO2" text:continue-numbering="true">
        <text:list-item>
          <text:p text:style-name="P41">Quand je clique sur l'icône poubelle d'une tâche<text:s/></text:p>
        </text:list-item>
      </text:list>
      <text:p text:style-name="Normal">Alors une modal de confirmation s'ouvre et je dois cliquer sur le bouton "supprimer définitivement"</text:p>
      <text:p text:style-name="Normal"/>
      <text:p text:style-name="Normal"/>
      <text:p text:style-name="P42">CALENDRIER</text:p>
      <text:list text:style-name="LFO4" text:continue-numbering="true">
        <text:list-item>
          <text:p text:style-name="P43">En tant qu'utilisateur, je veux voir tous mes événements du mois :</text:p>
        </text:list-item>
      </text:list>
      <text:p text:style-name="Normal">Etant sur la page mon<text:s/>agenda</text:p>
      <text:p text:style-name="Normal">Alors tous mes événements du mois s'affichent sur un calendrier.</text:p>
      <text:p text:style-name="Normal"/>
      <text:list text:style-name="LFO4" text:continue-numbering="true">
        <text:list-item>
          <text:p text:style-name="P44">En tant qu'utilisateur, je veux voir tous mes événements d'un autre mois :</text:p>
        </text:list-item>
      </text:list>
      <text:p text:style-name="Normal">Etant sur la page mon agenda</text:p>
      <text:list text:style-name="LFO2" text:continue-numbering="true">
        <text:list-item>
          <text:p text:style-name="P45">Quand je clique sur le bouton suivant ou précédent dans l'un des angles haut du<text:s/>calendrier</text:p>
        </text:list-item>
      </text:list>
      <text:p text:style-name="Normal">Alors le mois qui s'affiche sur le calendrier change à chaque clique effectuée.</text:p>
      <text:p text:style-name="Normal"/>
      <text:list text:style-name="LFO4" text:continue-numbering="true">
        <text:list-item>
          <text:p text:style-name="P46">En tant qu'utilisateur, je veux créer un nouvel événement :</text:p>
        </text:list-item>
      </text:list>
      <text:p text:style-name="Normal">Etant sur la page mon agenda</text:p>
      <text:list text:style-name="LFO2" text:continue-numbering="true">
        <text:list-item>
          <text:p text:style-name="P47">Quand je clique sur le bouton "Ajouter un événement"</text:p>
        </text:list-item>
      </text:list>
      <text:p text:style-name="Normal">Alors une modale s'ouvre avec le formulaire de création d'événement</text:p>
      <text:p text:style-name="Normal"/>
      <text:list text:style-name="LFO4" text:continue-numbering="true">
        <text:list-item>
          <text:p text:style-name="P48">En tant qu'utilisateur, je veux supprimer un événement :</text:p>
        </text:list-item>
      </text:list>
      <text:p text:style-name="Normal">Etant sur la mon agenda</text:p>
      <text:list text:style-name="LFO2" text:continue-numbering="true">
        <text:list-item>
          <text:p text:style-name="P49">Quand je clique sur l'icône poubelle d'un événement.<text:s/></text:p>
        </text:list-item>
      </text:list>
      <text:p text:style-name="Normal">Alors une modal de confirmation s'ouvre et je dois cliquer sur le bouton<text:s/>"supprimer définitivement"</text:p>
      <text:p text:style-name="Normal"/>
      <text:p text:style-name="Normal"/>
      <text:p text:style-name="P50">TCHAT</text:p>
      <text:list text:style-name="LFO5" text:continue-numbering="true">
        <text:list-item>
          <text:p text:style-name="P51"><text:span text:style-name="T52">En tant qu'utilisateur, je veux voir la liste de mes tchats en cours</text:span><text:s/>:</text:p>
        </text:list-item>
      </text:list>
      <text:p text:style-name="Normal">Etant sur la page ma messagerie</text:p>
      <text:p text:style-name="Normal">Alors tous mes tchats en cours s'affichent en liste sur la gauche</text:p>
      <text:p text:style-name="Normal"/>
      <text:list text:style-name="LFO5" text:continue-numbering="true">
        <text:list-item>
          <text:p text:style-name="P53">En tant qu'utilisateur, je veux ouvrir une<text:s/>conversation :</text:p>
        </text:list-item>
      </text:list>
      <text:p text:style-name="Normal">Etant sur la page ma messagerie</text:p>
      <text:list text:style-name="LFO2" text:continue-numbering="true">
        <text:list-item>
          <text:p text:style-name="P54">Quand je clique sur un des tchats en cours</text:p>
        </text:list-item>
      </text:list>
      <text:p text:style-name="Normal">Alors la conversation s'ouvre sur la partie de droite, avec l'historique des messages</text:p>
      <text:p text:style-name="Normal"/>
      <text:list text:style-name="LFO5" text:continue-numbering="true">
        <text:list-item>
          <text:p text:style-name="P55">En tant qu'utilisateur, je veux envoyer un message :</text:p>
        </text:list-item>
      </text:list>
      <text:p text:style-name="Normal">Etant sur la page ma<text:s/>messagerie</text:p>
      <text:list text:style-name="LFO2" text:continue-numbering="true">
        <text:list-item>
          <text:p text:style-name="P56">Quand remplis le champ "message", que je clique sur l'icone "avion en papier" ou que s'appuie sur la touche "entrée"</text:p>
        </text:list-item>
      </text:list>
      <text:p text:style-name="Normal">Alors le message s'envoie et s'ajoute à l'historique des messages de la conversation ouverte</text:p>
      <text:p text:style-name="Normal"/>
      <text:list text:style-name="LFO5" text:continue-numbering="true">
        <text:list-item>
          <text:p text:style-name="P57">En tant qu'utilisateur, je veux démarrer une nouvelle conversation :</text:p>
        </text:list-item>
      </text:list>
      <text:p text:style-name="Normal">Etant sur la page ma messagerie</text:p>
      <text:list text:style-name="LFO2" text:continue-numbering="true">
        <text:list-item>
          <text:p text:style-name="P58">Quand je clique sur le bouton "Nouveau Tchat" sur la liste de tchat en cours</text:p>
        </text:list-item>
      </text:list>
      <text:p text:style-name="Normal">Alors une modale s'ouvre et je dois sélectionner dans le champ "utilisateur" la personne avec qui je souhaites échanger</text:p>
      <text:p text:style-name="Normal"/>
      <text:list text:style-name="LFO5" text:continue-numbering="true">
        <text:list-item>
          <text:p text:style-name="P59">En tant qu'utilisateur, je veux supprimer une conversation :</text:p>
        </text:list-item>
      </text:list>
      <text:p text:style-name="Normal">Etant sur la page ma messagerie</text:p>
      <text:list text:style-name="LFO2" text:continue-numbering="true">
        <text:list-item>
          <text:p text:style-name="P60">Quand clique sur la poubelle en haut à droite de la conversation ouverte</text:p>
        </text:list-item>
      </text:list>
      <text:p text:style-name="Normal">Alors une modal de confirmation s'ouvre et je dois cliquer sur le bouton "supprimer définitivement"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 fo:font-weight="bold" style:font-weight-asian="bold" style:font-weight-complex="bold" fo:color="#991B1B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weight="bold" style:font-weight-asian="bold" style:font-weight-complex="bold" fo:color="#991B1B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fo:font-weight="bold" style:font-weight-asian="bold" style:font-weight-complex="bold" fo:color="#991B1B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fo:font-weight="bold" style:font-weight-asian="bold" style:font-weight-complex="bold" fo:color="#991B1B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baut Senechal</meta:initial-creator>
    <dc:creator>Thibaut Senechal</dc:creator>
    <meta:creation-date>2023-03-23T00:25:00Z</meta:creation-date>
    <dc:date>2023-04-08T01:17:00Z</dc:date>
    <meta:template xlink:href="Normal" xlink:type="simple"/>
    <meta:editing-cycles>3</meta:editing-cycles>
    <meta:editing-duration>PT397860S</meta:editing-duration>
    <meta:document-statistic meta:page-count="1" meta:paragraph-count="133" meta:word-count="1477" meta:character-count="8527" meta:row-count="175" meta:non-whitespace-character-count="7183"/>
  </office:meta>
</office:document-meta>
</file>